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VBAProject/CODE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Module2.xml" manifest:media-type="text/xml"/>
  <manifest:file-entry manifest:full-path="Basic/VBAProject/ThisWorkbook.xml" manifest:media-type="text/xml"/>
  <manifest:file-entry manifest:full-path="Basic/VBAProject/Sheet1 (CODE).xml" manifest:media-type="text/xml"/>
  <manifest:file-entry manifest:full-path="Basic/VBAProject/script-lb.xml" manifest:media-type="text/xml"/>
  <manifest:file-entry manifest:full-path="Basic/Standard/Sheet10 (copy1)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E" svg:font-family="'Times New Roman CE'" style:font-family-generic="roman" style:font-pitch="variable"/>
    <style:font-face style:name="Times New Roman1" svg:font-family="'Times New Roman'" style:font-family-generic="swiss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1.399cm"/>
    </style:style>
    <style:style style:name="co3" style:family="table-column">
      <style:table-column-properties fo:break-before="auto" style:column-width="1.175cm"/>
    </style:style>
    <style:style style:name="co4" style:family="table-column">
      <style:table-column-properties fo:break-before="auto" style:column-width="1.845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3.229cm"/>
    </style:style>
    <style:style style:name="co7" style:family="table-column">
      <style:table-column-properties fo:break-before="auto" style:column-width="3.468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3.552cm"/>
    </style:style>
    <style:style style:name="co10" style:family="table-column">
      <style:table-column-properties fo:break-before="auto" style:column-width="2.628cm"/>
    </style:style>
    <style:style style:name="co11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2.237cm"/>
    </style:style>
    <style:style style:name="co13" style:family="table-column">
      <style:table-column-properties fo:break-before="auto" style:column-width="2.125cm"/>
    </style:style>
    <style:style style:name="co14" style:family="table-column">
      <style:table-column-properties fo:break-before="auto" style:column-width="2.069cm"/>
    </style:style>
    <style:style style:name="co15" style:family="table-column">
      <style:table-column-properties fo:break-before="auto" style:column-width="3.189cm"/>
    </style:style>
    <style:style style:name="co16" style:family="table-column">
      <style:table-column-properties fo:break-before="auto" style:column-width="3.328cm"/>
    </style:style>
    <style:style style:name="co17" style:family="table-column">
      <style:table-column-properties fo:break-before="auto" style:column-width="1.79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2.028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99cc00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256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bold" style:font-size-asian="10pt" style:font-style-asian="normal" style:font-weight-asian="bold" style:font-name-complex="Times New Roman CE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1.76pt solid #000000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bold" style:font-size-asian="10pt" style:font-style-asian="normal" style:font-weight-asian="bold" style:font-name-complex="Times New Roman CE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normal" style:font-size-asian="10pt" style:font-style-asian="normal" style:font-weight-asian="normal" style:font-name-complex="Times New Roman CE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normal" style:font-size-asian="10pt" style:font-style-asian="normal" style:font-weight-asian="normal" style:font-name-complex="Times New Roman CE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bold" style:font-size-asian="10pt" style:font-style-asian="normal" style:font-weight-asian="bold" style:font-name-complex="Times New Roman CE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normal" style:font-size-asian="10pt" style:font-style-asian="normal" style:font-weight-asian="normal" style:font-name-complex="Times New Roman CE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 CE" fo:font-size="10pt" fo:font-style="normal" fo:text-shadow="none" style:text-underline-style="none" fo:font-weight="normal" style:font-size-asian="10pt" style:font-style-asian="normal" style:font-weight-asian="normal" style:font-name-complex="Times New Roman CE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00000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normal" style:font-size-asian="10pt" style:font-style-asian="normal" style:font-weight-asian="normal" style:font-name-complex="Times New Roman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normal" style:font-size-asian="10pt" style:font-style-asian="normal" style:font-weight-asian="normal" style:font-name-complex="Times New Roman CE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1.76pt solid #000000" fo:background-color="#c0c0c0" style:cell-protect="none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bold" style:font-size-asian="10pt" style:font-style-asian="normal" style:font-weight-asian="bold" style:font-name-complex="Times New Roman CE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normal" style:font-size-asian="10pt" style:font-style-asian="normal" style:font-weight-asian="normal" style:font-name-complex="Times New Roman CE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normal" style:font-size-asian="10pt" style:font-style-asian="normal" style:font-weight-asian="normal" style:font-name-complex="Times New Roman CE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ffffff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bold" style:font-size-asian="10pt" style:font-style-asian="normal" style:font-weight-asian="bold" style:font-name-complex="Times New Roman CE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fffff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normal" style:font-size-asian="10pt" style:font-style-asian="normal" style:font-weight-asian="normal" style:font-name-complex="Times New Roman CE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ffff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 CE" fo:font-size="10pt" fo:font-style="normal" fo:text-shadow="none" style:text-underline-style="none" fo:font-weight="normal" style:font-size-asian="10pt" style:font-style-asian="normal" style:font-weight-asian="normal" style:font-name-complex="Times New Roman CE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000000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normal" style:font-size-asian="10pt" style:font-style-asian="normal" style:font-weight-asian="normal" style:font-name-complex="Times New Roman CE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1.76pt solid #000000" fo:background-color="#c0c0c0" style:cell-protect="none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9pt" fo:font-style="normal" fo:text-shadow="none" style:text-underline-style="none" fo:font-weight="bold" style:font-size-asian="9pt" style:font-style-asian="normal" style:font-weight-asian="bold" style:font-name-complex="Times New Roman CE" style:font-size-complex="9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9pt" fo:font-style="normal" fo:text-shadow="none" style:text-underline-style="none" fo:font-weight="normal" style:font-size-asian="9pt" style:font-style-asian="normal" style:font-weight-asian="normal" style:font-name-complex="Times New Roman CE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9pt" fo:font-style="normal" fo:text-shadow="none" style:text-underline-style="none" fo:font-weight="normal" style:font-size-asian="9pt" style:font-style-asian="normal" style:font-weight-asian="normal" style:font-name-complex="Times New Roman CE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ffffff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normal" style:font-size-asian="10pt" style:font-style-asian="normal" style:font-weight-asian="normal" style:font-name-complex="Times New Roman CE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9pt" fo:font-style="italic" fo:text-shadow="none" style:text-underline-style="none" fo:font-weight="normal" style:font-size-asian="9pt" style:font-style-asian="italic" style:font-weight-asian="normal" style:font-name-complex="Times New Roman CE" style:font-size-complex="9pt" style:font-style-complex="italic" style:font-weight-complex="normal"/>
    </style:style>
    <style:style style:name="ce23" style:family="table-cell" style:parent-style-name="Default" style:data-style-name="N100">
      <style:table-cell-properties style:glyph-orientation-vertical="0" fo:background-color="#ffffff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 CE" fo:font-size="10pt" fo:font-style="normal" fo:text-shadow="none" style:text-underline-style="none" fo:font-weight="bold" style:font-size-asian="10pt" style:font-style-asian="normal" style:font-weight-asian="bold" style:font-name-complex="Times New Roman CE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ffffff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 CE" fo:font-size="10pt" fo:font-style="normal" fo:text-shadow="none" style:text-underline-style="none" fo:font-weight="bold" style:font-size-asian="10pt" style:font-style-asian="normal" style:font-weight-asian="bold" style:font-name-complex="Times New Roman CE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bold" style:font-size-asian="10pt" style:font-style-asian="normal" style:font-weight-asian="bold" style:font-name-complex="Times New Roman CE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normal" style:font-size-asian="10pt" style:font-style-asian="normal" style:font-weight-asian="normal" style:font-name-complex="Times New Roman CE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9pt" fo:font-style="normal" fo:text-shadow="none" style:text-underline-style="none" fo:font-weight="normal" style:font-size-asian="9pt" style:font-style-asian="normal" style:font-weight-asian="normal" style:font-name-complex="Times New Roman CE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fo:background-color="#c0c0c0" style:cell-protect="none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8pt" fo:font-style="normal" fo:text-shadow="none" style:text-underline-style="none" fo:font-weight="bold" style:font-size-asian="8pt" style:font-style-asian="normal" style:font-weight-asian="bold" style:font-name-complex="Times New Roman CE" style:font-size-complex="8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8pt" fo:font-style="normal" fo:text-shadow="none" style:text-underline-style="none" fo:font-weight="normal" style:font-size-asian="8pt" style:font-style-asian="normal" style:font-weight-asian="normal" style:font-name-complex="Times New Roman CE" style:font-size-complex="8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8pt" fo:font-style="normal" fo:text-shadow="none" style:text-underline-style="none" fo:font-weight="normal" style:font-size-asian="8pt" style:font-style-asian="normal" style:font-weight-asian="normal" style:font-name-complex="Times New Roman CE" style:font-size-complex="8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ffffff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9pt" fo:font-style="normal" fo:text-shadow="none" style:text-underline-style="none" fo:font-weight="normal" style:font-size-asian="9pt" style:font-style-asian="normal" style:font-weight-asian="normal" style:font-name-complex="Times New Roman CE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ffff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9pt" fo:font-style="normal" fo:text-shadow="none" style:text-underline-style="none" fo:font-weight="bold" style:font-size-asian="9pt" style:font-style-asian="normal" style:font-weight-asian="bold" style:font-name-complex="Times New Roman CE" style:font-size-complex="9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8pt" fo:font-style="italic" fo:text-shadow="none" style:text-underline-style="none" fo:font-weight="normal" style:font-size-asian="8pt" style:font-style-asian="italic" style:font-weight-asian="normal" style:font-name-complex="Times New Roman CE" style:font-size-complex="8pt" style:font-style-complex="italic" style:font-weight-complex="normal"/>
    </style:style>
    <style:style style:name="ce34" style:family="table-cell" style:parent-style-name="Default" style:data-style-name="N100">
      <style:table-cell-properties style:glyph-orientation-vertical="0" fo:background-color="#ffffff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 CE" fo:font-size="10pt" fo:font-style="normal" fo:text-shadow="none" style:text-underline-style="none" fo:font-weight="normal" style:font-size-asian="10pt" style:font-style-asian="normal" style:font-weight-asian="normal" style:font-name-complex="Times New Roman CE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ffffff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 CE" fo:font-size="9pt" fo:font-style="normal" fo:text-shadow="none" style:text-underline-style="none" fo:font-weight="bold" style:font-size-asian="9pt" style:font-style-asian="normal" style:font-weight-asian="bold" style:font-name-complex="Times New Roman CE" style:font-size-complex="9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ffffff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 CE" fo:font-size="9pt" fo:font-style="normal" fo:text-shadow="none" style:text-underline-style="none" fo:font-weight="normal" style:font-size-asian="9pt" style:font-style-asian="normal" style:font-weight-asian="normal" style:font-name-complex="Times New Roman CE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9pt" fo:font-style="normal" fo:text-shadow="none" style:text-underline-style="none" fo:font-weight="bold" style:font-size-asian="9pt" style:font-style-asian="normal" style:font-weight-asian="bold" style:font-name-complex="Times New Roman CE" style:font-size-complex="9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ackground-color="#000000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9pt" fo:font-style="normal" fo:text-shadow="none" style:text-underline-style="none" fo:font-weight="normal" style:font-size-asian="9pt" style:font-style-asian="normal" style:font-weight-asian="normal" style:font-name-complex="Times New Roman CE" style:font-size-complex="9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bold" style:font-size-asian="10pt" style:font-style-asian="normal" style:font-weight-asian="bold" style:font-name-complex="Times New Roman CE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41" style:family="table-cell" style:parent-style-name="Default" style:data-style-name="N10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 CE" fo:font-size="10pt" fo:font-style="normal" fo:text-shadow="none" style:text-underline-style="none" fo:font-weight="bold" style:font-size-asian="10pt" style:font-style-asian="normal" style:font-weight-asian="bold" style:font-name-complex="Times New Roman CE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 CE" fo:font-size="10pt" fo:font-style="normal" fo:text-shadow="none" style:text-underline-style="none" fo:font-weight="bold" style:font-size-asian="10pt" style:font-style-asian="normal" style:font-weight-asian="bold" style:font-name-complex="Times New Roman CE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fo:background-color="#969696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1pt" fo:font-style="normal" fo:text-shadow="none" style:text-underline-style="none" fo:font-weight="bold" style:font-size-asian="11pt" style:font-style-asian="normal" style:font-weight-asian="bold" style:font-name-complex="Times New Roman CE" style:font-size-complex="11pt" style:font-style-complex="normal" style:font-weight-complex="bold"/>
    </style:style>
    <style:style style:name="ce44" style:family="table-cell" style:parent-style-name="Default" style:data-style-name="N144">
      <style:table-cell-properties style:glyph-orientation-vertical="0" fo:background-color="#ffffff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normal" style:font-size-asian="10pt" style:font-style-asian="normal" style:font-weight-asian="normal" style:font-name-complex="Times New Roman CE" style:font-size-complex="10pt" style:font-style-complex="normal" style:font-weight-complex="normal"/>
    </style:style>
    <style:style style:name="ce45" style:family="table-cell" style:parent-style-name="Default" style:data-style-name="N144">
      <style:table-cell-properties style:glyph-orientation-vertical="0" fo:border-bottom="1.76pt solid #000000" fo:background-color="#c0c0c0" style:cell-protect="none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bold" style:font-size-asian="10pt" style:font-style-asian="normal" style:font-weight-asian="bold" style:font-name-complex="Times New Roman CE" style:font-size-complex="10pt" style:font-style-complex="normal" style:font-weight-complex="bold"/>
    </style:style>
    <style:style style:name="ce46" style:family="table-cell" style:parent-style-name="Default" style:data-style-name="N14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 style:data-style-name="N144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8pt" fo:font-style="normal" fo:text-shadow="none" style:text-underline-style="none" fo:font-weight="normal" style:font-size-asian="8pt" style:font-style-asian="normal" style:font-weight-asian="normal" style:font-name-complex="Times New Roman CE" style:font-size-complex="8pt" style:font-style-complex="normal" style:font-weight-complex="normal"/>
    </style:style>
    <style:style style:name="ce48" style:family="table-cell" style:parent-style-name="Default" style:data-style-name="N14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normal" style:font-size-asian="10pt" style:font-style-asian="normal" style:font-weight-asian="normal" style:font-name-complex="Times New Roman CE" style:font-size-complex="10pt" style:font-style-complex="normal" style:font-weight-complex="normal"/>
    </style:style>
    <style:style style:name="ce49" style:family="table-cell" style:parent-style-name="Default" style:data-style-name="N144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bold" style:font-size-asian="10pt" style:font-style-asian="normal" style:font-weight-asian="bold" style:font-name-complex="Times New Roman CE" style:font-size-complex="10pt" style:font-style-complex="normal" style:font-weight-complex="bold"/>
    </style:style>
    <style:style style:name="ce50" style:family="table-cell" style:parent-style-name="Default" style:data-style-name="N144">
      <style:table-cell-properties style:glyph-orientation-vertical="0" fo:background-color="#ffffff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bold" style:font-size-asian="10pt" style:font-style-asian="normal" style:font-weight-asian="bold" style:font-name-complex="Times New Roman CE" style:font-size-complex="10pt" style:font-style-complex="normal" style:font-weight-complex="bold"/>
    </style:style>
    <style:style style:name="ce51" style:family="table-cell" style:parent-style-name="Default" style:data-style-name="N144">
      <style:table-cell-properties style:glyph-orientation-vertical="0" fo:background-color="#c0c0c0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bold" style:font-size-asian="10pt" style:font-style-asian="normal" style:font-weight-asian="bold" style:font-name-complex="Times New Roman CE" style:font-size-complex="10pt" style:font-style-complex="normal" style:font-weight-complex="bold"/>
    </style:style>
    <style:style style:name="ce52" style:family="table-cell" style:parent-style-name="Default" style:data-style-name="N144">
      <style:table-cell-properties style:glyph-orientation-vertical="0" fo:background-color="#ffffff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bold" style:font-size-asian="10pt" style:font-style-asian="normal" style:font-weight-asian="bold" style:font-name-complex="Times New Roman CE" style:font-size-complex="10pt" style:font-style-complex="normal" style:font-weight-complex="bold"/>
    </style:style>
    <style:style style:name="ce53" style:family="table-cell" style:parent-style-name="Default" style:data-style-name="N144">
      <style:table-cell-properties style:glyph-orientation-vertical="0" fo:background-color="#969696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1pt" fo:font-style="normal" fo:text-shadow="none" style:text-underline-style="none" fo:font-weight="bold" style:font-size-asian="11pt" style:font-style-asian="normal" style:font-weight-asian="bold" style:font-name-complex="Times New Roman CE" style:font-size-complex="11pt" style:font-style-complex="normal" style:font-weight-complex="bold"/>
    </style:style>
    <style:style style:name="ce54" style:family="table-cell" style:parent-style-name="Default" style:data-style-name="N14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bold" style:font-size-asian="10pt" style:font-style-asian="normal" style:font-weight-asian="bold" style:font-name-complex="Times New Roman CE" style:font-size-complex="10pt" style:font-style-complex="normal" style:font-weight-complex="bold"/>
    </style:style>
    <style:style style:name="ce55" style:family="table-cell" style:parent-style-name="Default" style:data-style-name="N230">
      <style:table-cell-properties style:glyph-orientation-vertical="0" fo:background-color="#ffffff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normal" style:font-size-asian="10pt" style:font-style-asian="normal" style:font-weight-asian="normal" style:font-name-complex="Times New Roman CE" style:font-size-complex="10pt" style:font-style-complex="normal" style:font-weight-complex="normal"/>
    </style:style>
    <style:style style:name="ce56" style:family="table-cell" style:parent-style-name="Default" style:data-style-name="N144">
      <style:table-cell-properties style:glyph-orientation-vertical="0" fo:border-bottom="1.76pt solid #000000" fo:background-color="#c0c0c0" style:cell-protect="none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8pt" fo:font-style="normal" fo:text-shadow="none" style:text-underline-style="none" fo:font-weight="bold" style:font-size-asian="8pt" style:font-style-asian="normal" style:font-weight-asian="bold" style:font-name-complex="Times New Roman CE" style:font-size-complex="8pt" style:font-style-complex="normal" style:font-weight-complex="bold"/>
    </style:style>
    <style:style style:name="ce121" style:family="table-cell" style:parent-style-name="Default" style:data-style-name="N144">
      <style:table-cell-properties style:glyph-orientation-vertical="0" fo:border-bottom="1.76pt solid #000000" fo:background-color="#c0c0c0" style:cell-protect="none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8pt" fo:font-style="normal" fo:text-shadow="none" style:text-underline-style="none" fo:font-weight="normal" style:font-size-asian="8pt" style:font-style-asian="normal" style:font-weight-asian="normal" style:font-name-complex="Times New Roman CE" style:font-size-complex="8pt" style:font-style-complex="normal" style:font-weight-complex="normal"/>
    </style:style>
    <style:style style:name="ce58" style:family="table-cell" style:parent-style-name="Default" style:data-style-name="N144">
      <style:table-cell-properties style:glyph-orientation-vertical="0" fo:background-color="#ffffff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normal" style:font-size-asian="10pt" style:font-style-asian="normal" style:font-weight-asian="normal" style:font-name-complex="Times New Roman CE" style:font-size-complex="10pt" style:font-style-complex="normal" style:font-weight-complex="normal"/>
      <style:map style:condition="is-true-formula([#REF!]&gt;[#REF!])" style:apply-style-name="Tekst_20_upozorenja" style:base-cell-address=""/>
      <style:map style:condition="is-true-formula([#REF!]&gt;[#REF!])" style:apply-style-name="Dobro" style:base-cell-address=""/>
    </style:style>
    <style:style style:name="ce59" style:family="table-cell" style:parent-style-name="Default" style:data-style-name="N144">
      <style:table-cell-properties style:glyph-orientation-vertical="0" fo:background-color="#ffffff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bold" style:font-size-asian="10pt" style:font-style-asian="normal" style:font-weight-asian="bold" style:font-name-complex="Times New Roman CE" style:font-size-complex="10pt" style:font-style-complex="normal" style:font-weight-complex="bold"/>
      <style:map style:condition="is-true-formula([#REF!]&gt;[#REF!])" style:apply-style-name="Tekst_20_upozorenja" style:base-cell-address=""/>
      <style:map style:condition="is-true-formula([#REF!]&lt;[#REF!])" style:apply-style-name="Dobro" style:base-cell-address=""/>
    </style:style>
    <style:style style:name="ce60" style:family="table-cell" style:parent-style-name="Default" style:data-style-name="N144">
      <style:table-cell-properties style:glyph-orientation-vertical="0" fo:background-color="#ffffff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normal" style:font-size-asian="10pt" style:font-style-asian="normal" style:font-weight-asian="normal" style:font-name-complex="Times New Roman CE" style:font-size-complex="10pt" style:font-style-complex="normal" style:font-weight-complex="normal"/>
      <style:map style:condition="is-true-formula([#REF!]&gt;[#REF!])" style:apply-style-name="Tekst_20_upozorenja" style:base-cell-address=""/>
      <style:map style:condition="is-true-formula([#REF!]&lt;[#REF!])" style:apply-style-name="Dobro" style:base-cell-address=""/>
    </style:style>
    <style:style style:name="ce61" style:family="table-cell" style:parent-style-name="Default" style:data-style-name="N144">
      <style:table-cell-properties style:glyph-orientation-vertical="0" fo:background-color="#ffffff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normal" style:font-size-asian="10pt" style:font-style-asian="normal" style:font-weight-asian="normal" style:font-name-complex="Times New Roman CE" style:font-size-complex="10pt" style:font-style-complex="normal" style:font-weight-complex="normal"/>
      <style:map style:condition="is-true-formula([#REF!]&gt;[#REF!])" style:apply-style-name="Tekst_20_upozorenja" style:base-cell-address=""/>
      <style:map style:condition="is-true-formula([#REF!]&lt;[#REF!])" style:apply-style-name="Dobro" style:base-cell-address=""/>
    </style:style>
    <style:style style:name="ce62" style:family="table-cell" style:parent-style-name="Default" style:data-style-name="N144">
      <style:table-cell-properties style:glyph-orientation-vertical="0" fo:background-color="#ffffff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bold" style:font-size-asian="10pt" style:font-style-asian="normal" style:font-weight-asian="bold" style:font-name-complex="Times New Roman CE" style:font-size-complex="10pt" style:font-style-complex="normal" style:font-weight-complex="bold"/>
      <style:map style:condition="is-true-formula([#REF!]&gt;[#REF!])" style:apply-style-name="Tekst_20_upozorenja" style:base-cell-address=""/>
      <style:map style:condition="is-true-formula([#REF!]&lt;[#REF!])" style:apply-style-name="Dobro" style:base-cell-address=""/>
    </style:style>
    <style:style style:name="ce63" style:family="table-cell" style:parent-style-name="Default" style:data-style-name="N144">
      <style:table-cell-properties style:glyph-orientation-vertical="0" fo:background-color="#ffffff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normal" style:font-size-asian="10pt" style:font-style-asian="normal" style:font-weight-asian="normal" style:font-name-complex="Times New Roman CE" style:font-size-complex="10pt" style:font-style-complex="normal" style:font-weight-complex="normal"/>
      <style:map style:condition="is-true-formula([#REF!]&gt;[#REF!])" style:apply-style-name="Tekst_20_upozorenja" style:base-cell-address=""/>
      <style:map style:condition="is-true-formula([#REF!]&lt;[#REF!])" style:apply-style-name="Dobro" style:base-cell-address=""/>
    </style:style>
    <style:style style:name="ce64" style:family="table-cell" style:parent-style-name="Default">
      <style:table-cell-properties style:glyph-orientation-vertical="0" fo:background-color="#000000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normal" style:font-size-asian="10pt" style:font-style-asian="normal" style:font-weight-asian="normal" style:font-name-complex="Times New Roman CE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c0c0c0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normal" fo:text-shadow="none" style:text-underline-style="none" fo:font-weight="bold" style:font-size-asian="10pt" style:font-style-asian="normal" style:font-weight-asian="bold" style:font-name-complex="Times New Roman CE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000000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 CE" fo:font-size="10pt" fo:font-style="italic" fo:text-shadow="none" style:text-underline-style="none" fo:font-weight="normal" style:font-size-asian="10pt" style:font-style-asian="italic" style:font-weight-asian="normal" style:font-name-complex="Times New Roman CE" style:font-size-complex="10pt" style:font-style-complex="italic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bs" fo:country="B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bs" fo:country="B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bs" fo:country="B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original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38"/>
        <table:table-column table:style-name="co6" table:default-cell-style-name="ce17"/>
        <table:table-column table:style-name="co7" table:default-cell-style-name="ce44"/>
        <table:table-column table:style-name="co8" table:visibility="collapse" table:number-columns-repeated="5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number-columns-repeated="237" table:default-cell-style-name="ce64"/>
        <table:table-column table:style-name="co17" table:number-columns-repeated="767" table:default-cell-style-name="Default"/>
        <table:table-row table:style-name="ro1">
          <table:table-cell table:style-name="ce2"/>
          <table:table-cell table:style-name="ce10" table:number-columns-repeated="3"/>
          <table:table-cell table:style-name="ce27"/>
          <table:table-cell table:style-name="ce10"/>
          <table:table-cell table:number-columns-repeated="1018"/>
        </table:table-row>
        <table:table-row table:style-name="ro2">
          <table:table-cell table:style-name="ce3"/>
          <table:table-cell table:style-name="ce11" table:number-columns-repeated="2"/>
          <table:table-cell table:style-name="ce18"/>
          <table:table-cell table:style-name="ce28"/>
          <table:table-cell table:style-name="ce11"/>
          <table:table-cell table:style-name="ce45"/>
          <table:table-cell table:style-name="ce56" table:number-columns-repeated="2"/>
          <table:table-cell table:style-name="ce121" table:number-columns-spanned="3" table:number-rows-spanned="1"/>
          <table:covered-table-cell table:number-columns-repeated="2" table:style-name="ce121"/>
          <table:table-cell table:style-name="ce45"/>
          <table:table-cell table:style-name="ce56" table:number-columns-repeated="2"/>
          <table:table-cell table:style-name="ce121" table:number-columns-spanned="3" table:number-rows-spanned="1"/>
          <table:covered-table-cell table:number-columns-repeated="2" table:style-name="ce121"/>
          <table:table-cell table:style-name="ce45" table:number-columns-repeated="2"/>
          <table:table-cell table:style-name="ce65" table:number-columns-repeated="1004"/>
        </table:table-row>
        <table:table-row table:style-name="ro1">
          <table:table-cell table:style-name="ce4"/>
          <table:table-cell table:style-name="ce12" table:number-columns-repeated="2"/>
          <table:table-cell table:style-name="ce19"/>
          <table:table-cell table:style-name="ce29"/>
          <table:table-cell table:style-name="ce12"/>
          <table:table-cell table:style-name="ce46" table:number-columns-repeated="7"/>
          <table:table-cell table:style-name="ce46" office:value-type="float" office:value="3" calcext:value-type="float">
            <text:p>3</text:p>
          </table:table-cell>
          <table:table-cell table:style-name="ce46" table:number-columns-repeated="6"/>
          <table:table-cell table:number-columns-repeated="1004"/>
        </table:table-row>
        <table:table-row table:style-name="ro1">
          <table:table-cell table:style-name="ce5"/>
          <table:table-cell table:style-name="ce13" table:number-columns-repeated="2"/>
          <table:table-cell table:style-name="ce20"/>
          <table:table-cell table:style-name="ce30"/>
          <table:table-cell table:style-name="ce13"/>
          <table:table-cell table:style-name="ce47" table:number-columns-repeated="14"/>
          <table:table-cell table:number-columns-repeated="1004"/>
        </table:table-row>
        <table:table-row table:style-name="ro1" table:number-rows-repeated="2">
          <table:table-cell table:style-name="ce6"/>
          <table:table-cell table:style-name="ce14" table:number-columns-repeated="2"/>
          <table:table-cell table:style-name="ce15"/>
          <table:table-cell table:style-name="ce31"/>
          <table:table-cell table:style-name="ce6"/>
          <table:table-cell table:style-name="ce48" table:number-columns-repeated="14"/>
          <table:table-cell table:number-columns-repeated="1004"/>
        </table:table-row>
        <table:table-row table:style-name="ro1">
          <table:table-cell table:style-name="ce6"/>
          <table:table-cell table:style-name="ce14" table:number-columns-repeated="2"/>
          <table:table-cell table:style-name="ce15"/>
          <table:table-cell table:style-name="ce31"/>
          <table:table-cell table:style-name="ce6"/>
          <table:table-cell table:number-columns-repeated="1018"/>
        </table:table-row>
        <table:table-row table:style-name="ro1">
          <table:table-cell table:style-name="ce7"/>
          <table:table-cell table:style-name="ce15" table:number-columns-repeated="3"/>
          <table:table-cell table:style-name="ce31"/>
          <table:table-cell table:style-name="ce39"/>
          <table:table-cell table:style-name="ce49" table:number-columns-repeated="14"/>
          <table:table-cell table:number-columns-repeated="1004"/>
        </table:table-row>
        <table:table-row table:style-name="ro1">
          <table:table-cell table:style-name="ce8"/>
          <table:table-cell table:style-name="ce16" table:number-columns-repeated="2"/>
          <table:table-cell table:style-name="ce14"/>
          <table:table-cell table:style-name="ce32"/>
          <table:table-cell table:style-name="ce14"/>
          <table:table-cell table:style-name="ce50" table:number-columns-repeated="14"/>
          <table:table-cell table:number-columns-repeated="1004"/>
        </table:table-row>
        <table:table-row table:style-name="ro1">
          <table:table-cell table:style-name="ce8"/>
          <table:table-cell table:style-name="ce16" table:number-columns-repeated="2"/>
          <table:table-cell table:style-name="ce21"/>
          <table:table-cell table:style-name="ce31"/>
          <table:table-cell table:style-name="ce15"/>
          <table:table-cell table:number-columns-repeated="7"/>
          <table:table-cell table:style-name="ce58"/>
          <table:table-cell table:number-columns-repeated="1010"/>
        </table:table-row>
        <table:table-row table:style-name="ro1">
          <table:table-cell table:style-name="ce8"/>
          <table:table-cell table:style-name="ce16" table:number-columns-repeated="2"/>
          <table:table-cell table:style-name="ce21"/>
          <table:table-cell table:style-name="ce31"/>
          <table:table-cell table:style-name="ce15"/>
          <table:table-cell table:number-columns-repeated="1018"/>
        </table:table-row>
        <table:table-row table:style-name="ro1">
          <table:table-cell table:style-name="ce8"/>
          <table:table-cell table:style-name="ce16" table:number-columns-repeated="2"/>
          <table:table-cell table:style-name="ce22"/>
          <table:table-cell table:style-name="ce33"/>
          <table:table-cell table:style-name="ce40"/>
          <table:table-cell table:number-columns-repeated="7"/>
          <table:table-cell table:style-name="ce59"/>
          <table:table-cell table:number-columns-repeated="6"/>
          <table:table-cell table:style-name="ce66" table:number-columns-repeated="1004"/>
        </table:table-row>
        <table:table-row table:style-name="ro1" table:number-rows-repeated="4">
          <table:table-cell table:style-name="ce8"/>
          <table:table-cell table:style-name="ce16" table:number-columns-repeated="2"/>
          <table:table-cell table:style-name="ce22"/>
          <table:table-cell table:style-name="ce33"/>
          <table:table-cell table:style-name="ce40"/>
          <table:table-cell table:number-columns-repeated="7"/>
          <table:table-cell table:style-name="ce60"/>
          <table:table-cell table:number-columns-repeated="6"/>
          <table:table-cell table:style-name="ce66" table:number-columns-repeated="1004"/>
        </table:table-row>
        <table:table-row table:style-name="ro1">
          <table:table-cell table:style-name="ce8"/>
          <table:table-cell table:style-name="ce16" table:number-columns-repeated="2"/>
          <table:table-cell table:style-name="ce14"/>
          <table:table-cell table:style-name="ce32"/>
          <table:table-cell table:style-name="ce14"/>
          <table:table-cell table:style-name="ce50" table:number-columns-repeated="14"/>
          <table:table-cell table:number-columns-repeated="1004"/>
        </table:table-row>
        <table:table-row table:style-name="ro1">
          <table:table-cell table:style-name="ce8"/>
          <table:table-cell table:style-name="ce16" table:number-columns-repeated="2"/>
          <table:table-cell table:style-name="ce21"/>
          <table:table-cell table:style-name="ce31"/>
          <table:table-cell table:style-name="ce15"/>
          <table:table-cell table:number-columns-repeated="7"/>
          <table:table-cell table:style-name="ce61"/>
          <table:table-cell table:number-columns-repeated="1010"/>
        </table:table-row>
        <table:table-row table:style-name="ro1">
          <table:table-cell table:style-name="ce8"/>
          <table:table-cell table:style-name="ce16" table:number-columns-repeated="2"/>
          <table:table-cell table:style-name="ce14"/>
          <table:table-cell table:style-name="ce32"/>
          <table:table-cell table:style-name="ce14"/>
          <table:table-cell table:style-name="ce50" table:number-columns-repeated="14"/>
          <table:table-cell table:number-columns-repeated="1004"/>
        </table:table-row>
        <table:table-row table:style-name="ro1">
          <table:table-cell table:style-name="ce8"/>
          <table:table-cell table:style-name="ce16" table:number-columns-repeated="2"/>
          <table:table-cell table:style-name="ce21"/>
          <table:table-cell table:style-name="ce31"/>
          <table:table-cell table:style-name="ce15"/>
          <table:table-cell table:number-columns-repeated="7"/>
          <table:table-cell table:style-name="ce62"/>
          <table:table-cell table:number-columns-repeated="1010"/>
        </table:table-row>
        <table:table-row table:style-name="ro1">
          <table:table-cell table:style-name="ce8"/>
          <table:table-cell table:style-name="ce16" table:number-columns-repeated="2"/>
          <table:table-cell table:style-name="ce21"/>
          <table:table-cell table:style-name="ce31"/>
          <table:table-cell table:style-name="ce15"/>
          <table:table-cell table:number-columns-repeated="1018"/>
        </table:table-row>
        <table:table-row table:style-name="ro1">
          <table:table-cell table:style-name="ce8"/>
          <table:table-cell table:style-name="ce16" table:number-columns-repeated="2"/>
          <table:table-cell table:style-name="ce21"/>
          <table:table-cell table:style-name="ce31"/>
          <table:table-cell table:style-name="ce15"/>
          <table:table-cell table:number-columns-repeated="7"/>
          <table:table-cell table:style-name="ce62"/>
          <table:table-cell table:number-columns-repeated="1010"/>
        </table:table-row>
        <table:table-row table:style-name="ro1">
          <table:table-cell table:style-name="ce8"/>
          <table:table-cell table:style-name="ce16" table:number-columns-repeated="2"/>
          <table:table-cell table:style-name="ce21"/>
          <table:table-cell table:style-name="ce31"/>
          <table:table-cell table:style-name="ce15"/>
          <table:table-cell table:number-columns-repeated="7"/>
          <table:table-cell table:style-name="ce61" office:value-type="float" office:value="2900" calcext:value-type="float">
            <text:p>2.900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16" table:number-columns-repeated="2"/>
          <table:table-cell table:style-name="ce21"/>
          <table:table-cell table:style-name="ce31"/>
          <table:table-cell table:style-name="ce15"/>
          <table:table-cell table:number-columns-repeated="7"/>
          <table:table-cell table:style-name="ce61"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16" table:number-columns-repeated="2"/>
          <table:table-cell table:style-name="ce21"/>
          <table:table-cell table:style-name="ce31"/>
          <table:table-cell table:style-name="ce15"/>
          <table:table-cell table:number-columns-repeated="1018"/>
        </table:table-row>
        <table:table-row table:style-name="ro1">
          <table:table-cell table:style-name="ce8"/>
          <table:table-cell table:style-name="ce16" table:number-columns-repeated="2"/>
          <table:table-cell table:style-name="ce21"/>
          <table:table-cell table:style-name="ce31"/>
          <table:table-cell table:style-name="ce15"/>
          <table:table-cell table:number-columns-repeated="7"/>
          <table:table-cell table:style-name="ce61" office:value-type="float" office:value="2500" calcext:value-type="float">
            <text:p>2.500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16" table:number-columns-repeated="2"/>
          <table:table-cell table:style-name="ce21"/>
          <table:table-cell table:style-name="ce31"/>
          <table:table-cell table:style-name="ce15"/>
          <table:table-cell table:number-columns-repeated="7"/>
          <table:table-cell table:style-name="ce62" office:value-type="float" office:value="1400" calcext:value-type="float">
            <office:annotation office:display="true" draw:style-name="gr1" draw:text-style-name="P2" svg:width="7.646cm" svg:height="0.991cm" svg:x="32.343cm" svg:y="10.019cm" draw:caption-point-x="-2.651cm" draw:caption-point-y="4.94cm">
              <dc:creator>TG</dc:creator>
              <dc:date>2014-11-11T00:00:00</dc:date>
              <text:p text:style-name="P1"><text:span text:style-name="T1">povećanje za osiguranje </text:span></text:p>
            </office:annotation>
            <text:p>1.400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16" table:number-columns-repeated="2"/>
          <table:table-cell table:style-name="ce21"/>
          <table:table-cell table:style-name="ce31"/>
          <table:table-cell table:style-name="ce15"/>
          <table:table-cell table:number-columns-repeated="7"/>
          <table:table-cell table:style-name="ce61" office:value-type="float" office:value="3200" calcext:value-type="float">
            <text:p>3.200</text:p>
          </table:table-cell>
          <table:table-cell table:number-columns-repeated="1010"/>
        </table:table-row>
        <table:table-row table:style-name="ro1">
          <table:table-cell table:style-name="ce7"/>
          <table:table-cell table:style-name="ce15" table:number-columns-repeated="2"/>
          <table:table-cell table:style-name="ce21"/>
          <table:table-cell table:style-name="ce31"/>
          <table:table-cell table:style-name="ce15"/>
          <table:table-cell table:number-columns-repeated="7"/>
          <table:table-cell table:style-name="ce61" office:value-type="float" office:value="1200" calcext:value-type="float">
            <text:p>1.200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16" table:number-columns-repeated="3"/>
          <table:table-cell table:style-name="ce34"/>
          <table:table-cell table:style-name="ce41"/>
          <table:table-cell table:style-name="ce51" table:number-columns-repeated="7"/>
          <table:table-cell table:style-name="ce51" table:formula="of:=SUM([.N31])" office:value-type="float" office:value="11500" calcext:value-type="float">
            <text:p>11.500</text:p>
          </table:table-cell>
          <table:table-cell table:style-name="ce51" table:number-columns-repeated="6"/>
          <table:table-cell table:number-columns-repeated="1004"/>
        </table:table-row>
        <table:table-row table:style-name="ro1">
          <table:table-cell table:style-name="ce8"/>
          <table:table-cell table:style-name="ce16" table:number-columns-repeated="2"/>
          <table:table-cell table:style-name="ce23"/>
          <table:table-cell table:style-name="ce34"/>
          <table:table-cell table:style-name="ce23"/>
          <table:table-cell table:style-name="ce52" table:number-columns-repeated="7"/>
          <table:table-cell table:style-name="ce52" table:formula="of:=SUM([.N32];[.N33])" office:value-type="float" office:value="11500" calcext:value-type="float">
            <text:p>11.500</text:p>
          </table:table-cell>
          <table:table-cell table:style-name="ce52" table:number-columns-repeated="6"/>
          <table:table-cell table:number-columns-repeated="1004"/>
        </table:table-row>
        <table:table-row table:style-name="ro1">
          <table:table-cell table:style-name="ce8"/>
          <table:table-cell table:style-name="ce16" table:number-columns-repeated="2"/>
          <table:table-cell table:style-name="ce24"/>
          <table:table-cell table:style-name="ce35"/>
          <table:table-cell table:style-name="ce23"/>
          <table:table-cell table:number-columns-repeated="7"/>
          <table:table-cell table:style-name="ce61" office:value-type="float" office:value="10000" calcext:value-type="float">
            <text:p>10.000</text:p>
          </table:table-cell>
          <table:table-cell/>
          <table:table-cell table:style-name="ce52" table:number-columns-repeated="5"/>
          <table:table-cell table:number-columns-repeated="1004"/>
        </table:table-row>
        <table:table-row table:style-name="ro1">
          <table:table-cell table:style-name="ce8"/>
          <table:table-cell table:style-name="ce16" table:number-columns-repeated="2"/>
          <table:table-cell table:style-name="ce24"/>
          <table:table-cell table:style-name="ce36"/>
          <table:table-cell table:style-name="ce23"/>
          <table:table-cell table:number-columns-repeated="7"/>
          <table:table-cell table:style-name="ce61" office:value-type="float" office:value="1500" calcext:value-type="float">
            <office:annotation office:display="true" draw:style-name="gr1" draw:text-style-name="P2" svg:width="7.58cm" svg:height="0.991cm" svg:x="32.509cm" svg:y="12.582cm" draw:caption-point-x="-2.817cm" draw:caption-point-y="5.478cm">
              <dc:creator>TG</dc:creator>
              <dc:date>2014-11-11T00:00:00</dc:date>
              <text:p text:style-name="P1"><text:span text:style-name="T1">povećanje za kupovinu</text:span></text:p>
            </office:annotation>
            <text:p>1.500</text:p>
          </table:table-cell>
          <table:table-cell/>
          <table:table-cell table:style-name="ce52" table:number-columns-repeated="5"/>
          <table:table-cell table:number-columns-repeated="1004"/>
        </table:table-row>
        <table:table-row table:style-name="ro1">
          <table:table-cell table:style-name="ce7"/>
          <table:table-cell table:style-name="ce15" table:number-columns-repeated="3"/>
          <table:table-cell table:style-name="ce31"/>
          <table:table-cell table:style-name="ce15"/>
          <table:table-cell table:number-columns-repeated="1018"/>
        </table:table-row>
        <table:table-row table:style-name="ro1">
          <table:table-cell table:style-name="ce7"/>
          <table:table-cell table:style-name="ce15" table:number-columns-repeated="2"/>
          <table:table-cell table:style-name="ce25"/>
          <table:table-cell table:style-name="ce37"/>
          <table:table-cell table:style-name="ce39"/>
          <table:table-cell table:style-name="ce49" table:number-columns-repeated="7"/>
          <table:table-cell table:style-name="ce49" table:formula="of:=SUM([.N8];[.N30])" office:value-type="float" office:value="11500" calcext:value-type="float">
            <text:p>11.500</text:p>
          </table:table-cell>
          <table:table-cell table:style-name="ce49" table:number-columns-repeated="6"/>
          <table:table-cell table:number-columns-repeated="1004"/>
        </table:table-row>
        <table:table-row table:style-name="ro1">
          <table:table-cell table:style-name="ce7"/>
          <table:table-cell table:style-name="ce15" table:number-columns-repeated="2"/>
          <table:table-cell table:style-name="ce26"/>
          <table:table-cell table:style-name="ce20"/>
          <table:table-cell table:style-name="ce42"/>
          <table:table-cell table:style-name="ce52" table:number-columns-repeated="6"/>
          <table:table-cell table:style-name="ce54"/>
          <table:table-cell table:style-name="ce52" table:number-columns-repeated="7"/>
          <table:table-cell table:number-columns-repeated="1004"/>
        </table:table-row>
        <table:table-row table:style-name="ro3">
          <table:table-cell table:style-name="ce7"/>
          <table:table-cell table:style-name="ce15" table:number-columns-repeated="2"/>
          <table:table-cell table:style-name="ce26"/>
          <table:table-cell table:style-name="ce20"/>
          <table:table-cell table:style-name="ce43"/>
          <table:table-cell table:style-name="ce53" table:number-columns-repeated="7"/>
          <table:table-cell table:style-name="ce53" table:formula="of:=SUM([.N35])" office:value-type="float" office:value="11500" calcext:value-type="float">
            <office:annotation office:display="true" draw:style-name="gr1" draw:text-style-name="P2" svg:width="7.747cm" svg:height="0.991cm" svg:x="32.543cm" svg:y="15.695cm" draw:caption-point-x="-2.851cm" draw:caption-point-y="4.432cm">
              <dc:creator>TG</dc:creator>
              <dc:date>2014-09-22T00:00:00</dc:date>
              <text:p text:style-name="P1"><text:span text:style-name="T1">ukupno povećano radi nedostatka na platama (8.386 KM) i anti-virusa (5.000 KM)</text:span></text:p>
            </office:annotation>
            <text:p>11.500</text:p>
          </table:table-cell>
          <table:table-cell table:style-name="ce53" table:number-columns-repeated="6"/>
          <table:table-cell table:number-columns-repeated="1004"/>
        </table:table-row>
        <table:table-row table:style-name="ro1">
          <table:table-cell table:style-name="ce7"/>
          <table:table-cell table:style-name="ce15" table:number-columns-repeated="2"/>
          <table:table-cell table:style-name="ce26"/>
          <table:table-cell table:style-name="ce20"/>
          <table:table-cell table:style-name="ce15"/>
          <table:table-cell table:style-name="ce48" table:number-columns-repeated="14"/>
          <table:table-cell table:number-columns-repeated="1004"/>
        </table:table-row>
        <table:table-row table:style-name="ro1">
          <table:table-cell table:style-name="ce7"/>
          <table:table-cell table:style-name="ce15" table:number-columns-repeated="3"/>
          <table:table-cell table:style-name="ce31"/>
          <table:table-cell table:style-name="ce42"/>
          <table:table-cell table:style-name="ce54" table:number-columns-repeated="7"/>
          <table:table-cell table:style-name="ce63" office:value-type="float" office:value="1500" calcext:value-type="float">
            <office:annotation office:display="true" draw:style-name="gr1" draw:text-style-name="P2" svg:width="7.58cm" svg:height="0.991cm" svg:x="32.509cm" svg:y="15.692cm" draw:caption-point-x="-2.817cm" draw:caption-point-y="5.509cm">
              <dc:creator>TG</dc:creator>
              <dc:date>2014-11-11T00:00:00</dc:date>
              <text:p text:style-name="P1"><text:span text:style-name="T1">povećanje za kupovinu</text:span></text:p>
            </office:annotation>
            <text:p>1.500</text:p>
          </table:table-cell>
          <table:table-cell table:style-name="ce54" table:number-columns-repeated="6"/>
          <table:table-cell table:number-columns-repeated="1004"/>
        </table:table-row>
        <table:table-row table:style-name="ro1" table:number-rows-repeated="2">
          <table:table-cell table:style-name="ce7"/>
          <table:table-cell table:style-name="ce15" table:number-columns-repeated="3"/>
          <table:table-cell table:style-name="ce31"/>
          <table:table-cell table:style-name="ce15"/>
          <table:table-cell table:number-columns-repeated="1018"/>
        </table:table-row>
        <table:table-row table:style-name="ro1" table:number-rows-repeated="2">
          <table:table-cell table:style-name="ce7"/>
          <table:table-cell table:style-name="ce15" table:number-columns-repeated="3"/>
          <table:table-cell table:style-name="ce31"/>
          <table:table-cell table:style-name="ce15"/>
          <table:table-cell table:style-name="ce55"/>
          <table:table-cell table:number-columns-repeated="5"/>
          <table:table-cell table:style-name="ce55"/>
          <table:table-cell table:number-columns-repeated="1011"/>
        </table:table-row>
        <table:table-row table:style-name="ro1" table:number-rows-repeated="4">
          <table:table-cell table:style-name="ce7"/>
          <table:table-cell table:style-name="ce15" table:number-columns-repeated="3"/>
          <table:table-cell table:style-name="ce31"/>
          <table:table-cell table:style-name="ce15"/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original.N10:original.N10">
            <calcext:condition calcext:apply-style-name="Tekst upozorenja" calcext:value="formula-is([#REF!]&gt;[#REF!])" calcext:base-cell-address=""/>
            <calcext:condition calcext:apply-style-name="Dobro" calcext:value="formula-is([#REF!]&gt;[#REF!])" calcext:base-cell-address=""/>
          </calcext:conditional-format>
          <calcext:conditional-format calcext:target-range-address="original.N12:original.N16">
            <calcext:condition calcext:apply-style-name="Tekst upozorenja" calcext:value="formula-is([#REF!]&gt;[#REF!])" calcext:base-cell-address=""/>
            <calcext:condition calcext:apply-style-name="Dobro" calcext:value="formula-is([#REF!]&lt;[#REF!])" calcext:base-cell-address=""/>
          </calcext:conditional-format>
          <calcext:conditional-format calcext:target-range-address="original.N18:original.N18 original.N20:original.N20 original.N22:original.N24 original.N26:original.N29 original.N32:original.N33">
            <calcext:condition calcext:apply-style-name="Tekst upozorenja" calcext:value="formula-is([#REF!]&gt;[#REF!])" calcext:base-cell-address=""/>
            <calcext:condition calcext:apply-style-name="Dobro" calcext:value="formula-is([#REF!]&lt;[#REF!])" calcext:base-cell-address=""/>
          </calcext:conditional-format>
          <calcext:conditional-format calcext:target-range-address="original.N12:original.N16">
            <calcext:condition calcext:apply-style-name="Tekst upozorenja" calcext:value="formula-is([#REF!]&gt;[#REF!])" calcext:base-cell-address=""/>
            <calcext:condition calcext:apply-style-name="Dobro" calcext:value="formula-is([#REF!]&lt;[#REF!])" calcext:base-cell-address=""/>
          </calcext:conditional-format>
          <calcext:conditional-format calcext:target-range-address="original.N18:original.N18 original.N20:original.N20 original.N22:original.N24 original.N26:original.N29 original.N32:original.N33">
            <calcext:condition calcext:apply-style-name="Tekst upozorenja" calcext:value="formula-is([#REF!]&gt;[#REF!])" calcext:base-cell-address=""/>
            <calcext:condition calcext:apply-style-name="Dobro" calcext:value="formula-is([#REF!]&lt;[#REF!])" calcext:base-cell-address=""/>
          </calcext:conditional-format>
          <calcext:conditional-format calcext:target-range-address="original.N39:original.N39">
            <calcext:condition calcext:apply-style-name="Tekst upozorenja" calcext:value="formula-is([#REF!]&gt;[#REF!])" calcext:base-cell-address=""/>
            <calcext:condition calcext:apply-style-name="Dobro" calcext:value="formula-is([#REF!]&lt;[#REF!])" calcext:base-cell-address=""/>
          </calcext:conditional-format>
          <calcext:conditional-format calcext:target-range-address="original.N39:original.N39">
            <calcext:condition calcext:apply-style-name="Tekst upozorenja" calcext:value="formula-is([#REF!]&gt;[#REF!])" calcext:base-cell-address=""/>
            <calcext:condition calcext:apply-style-name="Dobro" calcext:value="formula-is([#REF!]&lt;[#REF!])" calcext:base-cell-address=""/>
          </calcext:conditional-format>
        </calcext:conditional-formats>
      </table:table>
      <table:table table:name="Sheet4" table:style-name="ta2">
        <table:table-column table:style-name="co18" table:default-cell-style-name="Default"/>
        <table:table-row table:style-name="ro1">
          <table:table-cell/>
        </table:table-row>
      </table:table>
      <table:named-expressions>
        <table:named-range table:name="ACCOUNTEDPERIODTYPE1" table:base-cell-address="" table:cell-range-address="#REF!"/>
        <table:named-range table:name="APPSUSERNAME1" table:base-cell-address="" table:cell-range-address="#REF!"/>
        <table:named-range table:name="BUDGETORGID1" table:base-cell-address="" table:cell-range-address="#REF!"/>
        <table:named-range table:name="BUDGETORGNAME1" table:base-cell-address="" table:cell-range-address="#REF!"/>
        <table:named-range table:name="CHARTOFACCOUNTSID1" table:base-cell-address="" table:cell-range-address="#REF!"/>
        <table:named-range table:name="CONNECTSTRING1" table:base-cell-address="" table:cell-range-address="#REF!"/>
        <table:named-range table:name="CREATESUMMARYJNLS1" table:base-cell-address="" table:cell-range-address="#REF!"/>
        <table:named-range table:name="CRITERIACOLUMN1" table:base-cell-address="" table:cell-range-address="#REF!"/>
        <table:named-range table:name="DBNAME1" table:base-cell-address="" table:cell-range-address="#REF!"/>
        <table:named-range table:name="DBUSERNAME1" table:base-cell-address="" table:cell-range-address="#REF!"/>
        <table:named-range table:name="DELETELOGICTYPE1" table:base-cell-address="" table:cell-range-address="#REF!"/>
        <table:named-range table:name="FFAPPCOLNAME1_1" table:base-cell-address="" table:cell-range-address="#REF!"/>
        <table:named-range table:name="FFAPPCOLNAME2_1" table:base-cell-address="" table:cell-range-address="#REF!"/>
        <table:named-range table:name="FFAPPCOLNAME3_1" table:base-cell-address="" table:cell-range-address="#REF!"/>
        <table:named-range table:name="FFAPPCOLNAME4_1" table:base-cell-address="" table:cell-range-address="#REF!"/>
        <table:named-range table:name="FFAPPCOLNAME5_1" table:base-cell-address="" table:cell-range-address="#REF!"/>
        <table:named-range table:name="FFAPPCOLNAME6_1" table:base-cell-address="" table:cell-range-address="#REF!"/>
        <table:named-range table:name="FFSEGMENT1_1" table:base-cell-address="" table:cell-range-address="#REF!"/>
        <table:named-range table:name="FFSEGMENT2_1" table:base-cell-address="" table:cell-range-address="#REF!"/>
        <table:named-range table:name="FFSEGMENT3_1" table:base-cell-address="" table:cell-range-address="#REF!"/>
        <table:named-range table:name="FFSEGMENT4_1" table:base-cell-address="" table:cell-range-address="#REF!"/>
        <table:named-range table:name="FFSEGMENT5_1" table:base-cell-address="" table:cell-range-address="#REF!"/>
        <table:named-range table:name="FFSEGMENT6_1" table:base-cell-address="" table:cell-range-address="#REF!"/>
        <table:named-range table:name="FFSEGSEPARATOR1" table:base-cell-address="" table:cell-range-address="#REF!"/>
        <table:named-range table:name="FIELDNAMECOLUMN1" table:base-cell-address="" table:cell-range-address="#REF!"/>
        <table:named-range table:name="FIELDNAMEROW1" table:base-cell-address="" table:cell-range-address="#REF!"/>
        <table:named-range table:name="FIRSTDATAROW1" table:base-cell-address="" table:cell-range-address="#REF!"/>
        <table:named-range table:name="FNDNAM1" table:base-cell-address="" table:cell-range-address="#REF!"/>
        <table:named-range table:name="FNDUSERID1" table:base-cell-address="" table:cell-range-address="#REF!"/>
        <table:named-range table:name="FUNCTIONALCURRENCY1" table:base-cell-address="" table:cell-range-address="#REF!"/>
        <table:named-range table:name="GWYUID1" table:base-cell-address="" table:cell-range-address="#REF!"/>
        <table:named-range table:name="IMPORTDFF1" table:base-cell-address="" table:cell-range-address="#REF!"/>
        <table:named-range table:name="LABELTEXTCOLUMN1" table:base-cell-address="" table:cell-range-address="#REF!"/>
        <table:named-range table:name="LABELTEXTROW1" table:base-cell-address="" table:cell-range-address="#REF!"/>
        <table:named-range table:name="NOOFFFSEGMENTS1" table:base-cell-address="" table:cell-range-address="#REF!"/>
        <table:named-range table:name="NUMBEROFDETAILFIELDS1" table:base-cell-address="" table:cell-range-address="#REF!"/>
        <table:named-range table:name="NUMBEROFHEADERFIELDS1" table:base-cell-address="" table:cell-range-address="#REF!"/>
        <table:named-range table:name="PERIODSETNAME1" table:base-cell-address="" table:cell-range-address="#REF!"/>
        <table:named-range table:name="POSTERRORSTOSUSP1" table:base-cell-address="" table:cell-range-address="#REF!"/>
        <table:named-range table:name="RESPONSIBILITYAPPLICATIONID1" table:base-cell-address="" table:cell-range-address="#REF!"/>
        <table:named-range table:name="RESPONSIBILITYID1" table:base-cell-address="" table:cell-range-address="#REF!"/>
        <table:named-range table:name="RESPONSIBILITYNAME1" table:base-cell-address="" table:cell-range-address="#REF!"/>
        <table:named-range table:name="ROWSTOUPLOAD1" table:base-cell-address="" table:cell-range-address="#REF!"/>
        <table:named-range table:name="SETOFBOOKSID1" table:base-cell-address="" table:cell-range-address="#REF!"/>
        <table:named-range table:name="SETOFBOOKSNAME1" table:base-cell-address="" table:cell-range-address="#REF!"/>
        <table:named-expression table:name="SHARED_FORMULA_12_19_12_19_2" table:base-cell-address="" table:expression="[#REF!]+[#REF!]"/>
        <table:named-expression table:name="SHARED_FORMULA_12_7_12_7_2" table:base-cell-address="" table:expression="[#REF!]+[#REF!]"/>
        <table:named-expression table:name="SHARED_FORMULA_14_19_14_19_2" table:base-cell-address="" table:expression="[#REF!]+[#REF!]+[#REF!]"/>
        <table:named-expression table:name="SHARED_FORMULA_14_7_14_7_2" table:base-cell-address="" table:expression="[#REF!]+[#REF!]+[#REF!]"/>
        <table:named-expression table:name="SHARED_FORMULA_6_18_6_18_2" table:base-cell-address="" table:expression="SUM([#REF!])"/>
        <table:named-expression table:name="SHARED_FORMULA_6_19_6_19_2" table:base-cell-address="" table:expression="[#REF!]+[#REF!]"/>
        <table:named-expression table:name="SHARED_FORMULA_6_30_6_30_2" table:base-cell-address="" table:expression="SUM([#REF!])"/>
        <table:named-expression table:name="SHARED_FORMULA_6_34_6_34_2" table:base-cell-address="" table:expression="SUM([#REF!];[#REF!])"/>
        <table:named-expression table:name="SHARED_FORMULA_6_7_6_7_2" table:base-cell-address="" table:expression="[#REF!]+[#REF!]"/>
        <table:named-expression table:name="SHARED_FORMULA_7_29_7_29_2" table:base-cell-address="" table:expression="SUM([#REF!])"/>
        <table:named-expression table:name="SHARED_FORMULA_8_19_8_19_2" table:base-cell-address="" table:expression="[#REF!]+[#REF!]+[#REF!]"/>
        <table:named-expression table:name="SHARED_FORMULA_8_7_8_7_2" table:base-cell-address="" table:expression="[#REF!]+[#REF!]+[#REF!]"/>
        <table:named-range table:name="STARTJOURNALIMPORT1" table:base-cell-address="" table:cell-range-address="#REF!"/>
        <table:named-range table:name="TEMPLATENUMBER1" table:base-cell-address="" table:cell-range-address="#REF!"/>
        <table:named-range table:name="TEMPLATESTYLE1" table:base-cell-address="" table:cell-range-address="#REF!"/>
        <table:named-range table:name="TEMPLATETYPE1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E" svg:font-family="'Times New Roman CE'" style:font-family-generic="roman" style:font-pitch="variable"/>
    <style:font-face style:name="Times New Roman1" svg:font-family="'Times New Roman'" style:font-family-generic="swiss"/>
  </office:font-face-decls>
  <office:styles>
    <style:default-style style:family="table-cell">
      <style:paragraph-properties style:tab-stop-distance="1.25cm"/>
      <style:text-properties style:font-name="Arial" fo:font-size="10pt" fo:language="bs" fo:country="BA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bs" number:country="BA">KM</number:currency-symbol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bs" number:country="BA">KM</number:currency-symbol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9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303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03P1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03P2" style:volatile="true">
      <number:fill-character> </number:fill-character>
      <number:text>-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currency-style style:name="N30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30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300P0"/>
    </number:currency-style>
    <number:number-style style:name="N298P0" style:volatile="true">
      <number:number number:decimal-places="0" number:min-decimal-places="0" number:min-integer-digits="1" number:grouping="true"/>
      <number:text>      </number:text>
    </number:number-style>
    <number:number-style style:name="N298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298P2" style:volatile="true">
      <number:text> -     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1P0" style:volatile="true"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291P1" style:volatile="true"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291P2" style:volatile="true">
      <number:fill-character> </number:fill-character>
      <number:text>-</number:text>
      <number:number number:decimal-places="0" number:min-decimal-places="0" number:min-integer-digits="0"/>
      <number:text> kn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88P0" style:volatile="true"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88P1" style:volatile="true"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88P2" style:volatile="true">
      <number:fill-character> </number:fill-character>
      <number:text>-     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5">
      <number:number number:decimal-places="6" number:min-decimal-places="6" number:min-integer-digits="1"/>
    </number:number-style>
    <number:number-style style:name="N278P0" style:volatile="true">
      <number:text>$</number:text>
      <number:number number:decimal-places="0" number:min-decimal-places="0" number:min-integer-digits="1" number:grouping="true"/>
    </number:number-style>
    <number:number-style style:name="N278">
      <number:text>-$</number:text>
      <number:number number:decimal-places="0" number:min-decimal-places="0" number:min-integer-digits="1" number:grouping="true"/>
      <style:map style:condition="value()&gt;=0" style:apply-style-name="N278P0"/>
    </number:number-style>
    <number:number-style style:name="N277P0" style:volatile="true">
      <number:number number:decimal-places="2" number:min-decimal-places="2" number:min-integer-digits="1" number:grouping="true"/>
      <number:text> KM</number:text>
    </number:number-style>
    <number:number-style style:name="N277">
      <style:text-properties fo:color="#ff0000"/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277P0"/>
    </number:number-style>
    <number:number-style style:name="N274P0" style:volatile="true">
      <number:number number:decimal-places="2" number:min-decimal-places="2" number:min-integer-digits="1" number:grouping="true"/>
      <number:text> KM</number:text>
    </number:number-style>
    <number:number-style style:name="N274"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274P0"/>
    </number:number-style>
    <number:number-style style:name="N272P0" style:volatile="true"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72P1" style:volatile="true"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72P2" style:volatile="true"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time-style style:name="N26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66P0" style:volatile="true">
      <number:number number:decimal-places="0" number:min-decimal-places="0" number:min-integer-digits="1" number:grouping="true"/>
      <number:text>       </number:text>
    </number:number-style>
    <number:number-style style:name="N266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66P2" style:volatile="true">
      <number:text> -      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4P0" style:volatile="true">
      <number:number number:decimal-places="1" number:min-decimal-places="1" number:min-integer-digits="1" number:grouping="true"/>
      <number:text> </number:text>
    </number:number-style>
    <number:number-style style:name="N264P1" style:volatile="true">
      <number:text>(</number:text>
      <number:number number:decimal-places="1" number:min-decimal-places="1" number:min-integer-digits="1" number:grouping="true"/>
      <number:text>)</number:text>
    </number:number-style>
    <number:number-style style:name="N264P2" style:volatile="true">
      <number:text>-</number:text>
      <number:number number:decimal-places="0" number:min-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2P0" style:volatile="true">
      <number:text>On</number:text>
    </number:number-style>
    <number:number-style style:name="N262P1" style:volatile="true">
      <number:text>On</number:text>
    </number:number-style>
    <number:number-style style:name="N262">
      <number:text>Off</number:text>
      <style:map style:condition="value()&gt;0" style:apply-style-name="N262P0"/>
      <style:map style:condition="value()&lt;0" style:apply-style-name="N262P1"/>
    </number:number-style>
    <number:number-style style:name="N260P0" style:volatile="true">
      <number:fill-character> </number:fill-character>
      <number:number number:decimal-places="0" number:min-decimal-places="0" number:min-integer-digits="1" number:grouping="true"/>
      <number:text> KM </number:text>
    </number:number-style>
    <number:number-style style:name="N260P1" style:volatile="true">
      <number:fill-character> </number:fill-character>
      <number:number number:decimal-places="0" number:min-decimal-places="0" number:min-integer-digits="1" number:grouping="true"/>
      <number:text> KM </number:text>
    </number:number-style>
    <number:number-style style:name="N260P2" style:volatile="true">
      <number:fill-character> </number:fill-character>
      <number:text>- KM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56P0" style:volatile="true">
      <number:number number:decimal-places="0" number:min-decimal-places="0" number:min-integer-digits="1" number:grouping="true"/>
    </number:number-style>
    <number:number-style style:name="N256P1" style:volatile="true">
      <number:number number:decimal-places="0" number:min-decimal-places="0" number:min-integer-digits="1" number:grouping="true"/>
    </number:number-style>
    <number:number-style style:name="N256">
      <number:text>-</number:text>
      <style:map style:condition="value()&gt;0" style:apply-style-name="N256P0"/>
      <style:map style:condition="value()&lt;0" style:apply-style-name="N256P1"/>
    </number:number-style>
    <number:number-style style:name="N25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5P0"/>
    </number:number-style>
    <number:time-style style:name="N254">
      <number:minutes number:style="long"/>
      <number:text>:</number:text>
      <number:seconds number:style="long"/>
    </number:time-style>
    <number:number-style style:name="N251P0" style:volatile="true">
      <number:number number:decimal-places="0" number:min-decimal-places="0" number:min-integer-digits="1" number:grouping="true"/>
    </number:number-style>
    <number:number-style style:name="N25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51P0"/>
    </number:number-style>
    <number:number-style style:name="N250P0" style:volatile="true"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250P1" style:volatile="true"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25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47P0" style:volatile="true">
      <number:text>$</number:text>
      <number:number number:decimal-places="2" number:min-decimal-places="2" number:min-integer-digits="1" number:grouping="true"/>
    </number:number-style>
    <number:number-style style:name="N247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247P0"/>
    </number:number-style>
    <number:number-style style:name="N245P0" style:volatile="true">
      <number:number number:decimal-places="3" number:min-decimal-places="3" number:min-integer-digits="1" number:grouping="true"/>
      <number:text> </number:text>
    </number:number-style>
    <number:number-style style:name="N245P1" style:volatile="true">
      <number:text> (</number:text>
      <number:number number:decimal-places="3" number:min-decimal-places="3" number:min-integer-digits="1" number:grouping="true"/>
      <number:text>)</number:text>
    </number:number-style>
    <number:number-style style:name="N245P2" style:volatile="true">
      <number:text>-</number:text>
      <number:number number:decimal-places="0" number:min-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3P0" style:volatile="true">
      <number:fill-character> </number:fill-character>
      <number:number number:decimal-places="2" number:min-decimal-places="2" number:min-integer-digits="1" number:grouping="true"/>
      <number:text> KM </number:text>
    </number:number-style>
    <number:number-style style:name="N243P1" style:volatile="true">
      <number:fill-character> </number:fill-character>
      <number:number number:decimal-places="2" number:min-decimal-places="2" number:min-integer-digits="1" number:grouping="true"/>
      <number:text> KM </number:text>
    </number:number-style>
    <number:number-style style:name="N243P2" style:volatile="true">
      <number:fill-character> </number:fill-character>
      <number:text>-</number:text>
      <number:number number:decimal-places="0" number:min-decimal-places="0" number:min-integer-digits="0"/>
      <number:text> KM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39P0" style:volatile="true">
      <number:number number:decimal-places="0" number:min-decimal-places="0" number:min-integer-digits="1" number:grouping="true"/>
      <number:text> kn </number:text>
    </number:number-style>
    <number:number-style style:name="N239P1" style:volatile="true">
      <number:text>-</number:text>
      <number:number number:decimal-places="0" number:min-decimal-places="0" number:min-integer-digits="1" number:grouping="true"/>
      <number:text> kn </number:text>
    </number:number-style>
    <number:number-style style:name="N239P2" style:volatile="true">
      <number:text> - kn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currency-style style:name="N30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30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302P0"/>
    </number:currency-style>
    <number:number-style style:name="N175P0" style:volatile="true">
      <number:number number:decimal-places="3" number:min-decimal-places="3" number:min-integer-digits="1" number:grouping="true"/>
      <number:text> </number:text>
    </number:number-style>
    <number:number-style style:name="N175P1" style:volatile="true">
      <number:text>(</number:text>
      <number:number number:decimal-places="3" number:min-decimal-places="3" number:min-integer-digits="1" number:grouping="true"/>
      <number:text>)</number:text>
    </number:number-style>
    <number:number-style style:name="N175P2" style:volatile="true">
      <number:text>-</number:text>
      <number:number number:decimal-places="0" number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2P0" style:volatile="true">
      <number:number number:decimal-places="1" number:min-decimal-places="1" number:min-integer-digits="1" number:grouping="true"/>
    </number:number-style>
    <number:number-style style:name="N172P1" style:volatile="true">
      <number:text>-</number:text>
      <number:number number:decimal-places="1" number:min-decimal-places="1" number:min-integer-digits="1" number:grouping="true"/>
    </number:number-style>
    <number:number-style style:name="N172">
      <number:text>-</number:text>
      <style:map style:condition="value()&gt;0" style:apply-style-name="N172P0"/>
      <style:map style:condition="value()&lt;0" style:apply-style-name="N172P1"/>
    </number:number-style>
    <number:number-style style:name="N240P0" style:volatile="true">
      <number:number number:decimal-places="0" number:min-decimal-places="0" number:min-integer-digits="1" number:grouping="true"/>
      <number:text> KM</number:text>
    </number:number-style>
    <number:number-style style:name="N240">
      <style:text-properties fo:color="#ff0000"/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240P0"/>
    </number:number-style>
    <number:number-style style:name="N113P0" style:volatile="true">
      <number:number number:decimal-places="2" number:min-decimal-places="2" number:min-integer-digits="1" number:grouping="true"/>
      <number:text>      </number:text>
    </number:number-style>
    <number:number-style style:name="N113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13P2" style:volatile="true">
      <number:text>-</number:text>
      <number:number number:decimal-places="0" number:min-decimal-places="0" number:min-integer-digits="0"/>
      <number:text>  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70">
      <number:number number:decimal-places="1" number:min-decimal-places="1" number:min-integer-digits="1" number:grouping="true"/>
    </number:number-style>
    <number:number-style style:name="N229">
      <number:number number:decimal-places="7" number:min-decimal-places="7" number:min-integer-digits="1"/>
    </number:number-style>
    <number:number-style style:name="N296">
      <number:number number:decimal-places="10" number:min-decimal-places="10" number:min-integer-digits="1"/>
    </number:number-style>
    <number:time-style style:name="N169">
      <number:minutes number:style="long"/>
      <number:text>:</number:text>
      <number:seconds number:style="long" number:decimal-places="1"/>
    </number:time-style>
    <number:number-style style:name="N228P0" style:volatile="true">
      <number:number number:decimal-places="0" number:min-decimal-places="0" number:min-integer-digits="1" number:grouping="true"/>
      <number:text> KM</number:text>
    </number:number-style>
    <number:number-style style:name="N228"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228P0"/>
    </number:number-style>
    <number:number-style style:name="N295">
      <number:number number:decimal-places="9" number:min-decimal-places="9" number:min-integer-digits="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-</number:text>
      <number:number number:decimal-places="0" number:min-decimal-places="0" number:min-integer-digits="1" number:grouping="true"/>
    </number:number-style>
    <number:number-style style:name="N168">
      <number:text>0</number:text>
      <style:map style:condition="value()&gt;0" style:apply-style-name="N168P0"/>
      <style:map style:condition="value()&lt;0" style:apply-style-name="N168P1"/>
    </number:number-style>
    <number:number-style style:name="N165P0" style:volatile="true">
      <number:number number:decimal-places="2" number:min-decimal-places="2" number:min-integer-digits="1" number:grouping="true"/>
    </number:number-style>
    <number:number-style style:name="N165P1" style:volatile="true">
      <number:text>-</number:text>
      <number:number number:decimal-places="2" number:min-decimal-places="2" number:min-integer-digits="1" number:grouping="true"/>
    </number:number-style>
    <number:number-style style:name="N165">
      <number:text>-</number:text>
      <style:map style:condition="value()&gt;0" style:apply-style-name="N165P0"/>
      <style:map style:condition="value()&lt;0" style:apply-style-name="N165P1"/>
    </number:number-style>
    <number:number-style style:name="N224P0" style:volatile="true">
      <number:number number:decimal-places="0" number:min-decimal-places="0" number:min-integer-digits="1" number:grouping="true"/>
      <number:text>      </number:text>
    </number:number-style>
    <number:number-style style:name="N224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224P2" style:volatile="true">
      <number:text>-  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84P0" style:volatile="true"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284P1" style:volatile="true"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284P2" style:volatile="true">
      <number:fill-character> </number:fill-character>
      <number:text>- kn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157P0" style:volatile="true">
      <number:number number:decimal-places="3" number:min-decimal-places="3" number:min-integer-digits="1" number:grouping="true"/>
    </number:number-style>
    <number:number-style style:name="N157P1" style:volatile="true">
      <number:text>-</number:text>
      <number:number number:decimal-places="3" number:min-decimal-places="3" number:min-integer-digits="1" number:grouping="true"/>
    </number:number-style>
    <number:number-style style:name="N157">
      <number:text>-</number:text>
      <style:map style:condition="value()&gt;0" style:apply-style-name="N157P0"/>
      <style:map style:condition="value()&lt;0" style:apply-style-name="N157P1"/>
    </number:number-style>
    <number:number-style style:name="N153P0" style:volatile="true">
      <number:number number:decimal-places="2" number:min-decimal-places="2" number:min-integer-digits="1" number:grouping="true"/>
      <number:text> KM 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KM </number:text>
    </number:number-style>
    <number:number-style style:name="N153P2" style:volatile="true">
      <number:text>-</number:text>
      <number:number number:decimal-places="0" number:min-decimal-places="0" number:min-integer-digits="0"/>
      <number:text> KM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276P0" style:volatile="true">
      <number:text>$</number:text>
      <number:number number:decimal-places="0" number:min-decimal-places="0" number:min-integer-digits="1" number:grouping="true"/>
    </number:number-style>
    <number:number-style style:name="N276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276P0"/>
    </number:number-style>
    <number:number-style style:name="N149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208">
      <number:number number:decimal-places="3" number:min-decimal-places="3"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kn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22P0"/>
    </number:number-style>
    <number:number-style style:name="N181P0" style:volatile="true">
      <number:number number:decimal-places="2" number:min-decimal-places="2" number:min-integer-digits="1" number:grouping="true"/>
    </number:number-style>
    <number:number-style style:name="N181">
      <number:text>-</number:text>
      <number:number number:decimal-places="2" number:min-decimal-places="2" number:min-integer-digits="1" number:grouping="true"/>
      <style:map style:condition="value()&gt;=0" style:apply-style-name="N181P0"/>
    </number:number-style>
    <number:number-style style:name="N253P0" style:volatile="true">
      <number:number number:decimal-places="0" number:min-decimal-places="0" number:min-integer-digits="1" number:grouping="true"/>
      <number:text> kn </number:text>
    </number:number-style>
    <number:number-style style:name="N253P1" style:volatile="true">
      <number:text>-</number:text>
      <number:number number:decimal-places="0" number:min-decimal-places="0" number:min-integer-digits="1" number:grouping="true"/>
      <number:text> kn </number:text>
    </number:number-style>
    <number:number-style style:name="N253P2" style:volatile="true">
      <number:text>- kn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85P0" style:volatile="true">
      <number:number number:decimal-places="0" number:min-decimal-places="0" number:min-integer-digits="1" number:grouping="true"/>
      <number:text> </number:text>
    </number:number-style>
    <number:number-style style:name="N18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85P2" style:volatile="true">
      <number:text>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44P0" style:volatile="true">
      <number:number number:decimal-places="0" number:min-decimal-places="0" number:min-integer-digits="1" number:grouping="true"/>
    </number:number-style>
    <number:number-style style:name="N144P1" style:volatile="true">
      <number:text>-</number:text>
      <number:number number:decimal-places="0" number:min-decimal-places="0" number:min-integer-digits="1" number:grouping="true"/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2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3P0"/>
    </number:number-style>
    <number:number-style style:name="N115P0" style:volatile="true">
      <number:text>$</number:text>
      <number:number number:decimal-places="2" number:min-decimal-places="2" number:min-integer-digits="1" number:grouping="true"/>
    </number:number-style>
    <number:number-style style:name="N115">
      <number:text>-$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48P0" style:volatile="true">
      <number:number number:decimal-places="0" number:min-decimal-places="0" number:min-integer-digits="1" number:grouping="true"/>
      <number:text> KM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KM </number:text>
    </number:number-style>
    <number:number-style style:name="N148P2" style:volatile="true">
      <number:text>- K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207P0" style:volatile="true">
      <number:number number:decimal-places="0" number:min-decimal-places="0" number:min-integer-digits="1" number:grouping="true"/>
      <number:text> </number:text>
    </number:number-style>
    <number:number-style style:name="N207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07P2" style:volatile="true">
      <number:text>-</number:text>
      <number:number number:decimal-places="0" number:min-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46">
      <number:number number:decimal-places="5" number:min-decimal-places="5" number:min-integer-digits="1"/>
    </number:number-style>
    <number:number-style style:name="N11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$</number:text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$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1P0" style:volatile="true">
      <number:number number:decimal-places="0" number:min-decimal-places="0" number:min-integer-digits="1" number:grouping="true"/>
      <number:text> kn</number:text>
    </number:number-style>
    <number:number-style style:name="N121"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21P0"/>
    </number:number-style>
    <number:number-style style:name="N180P0" style:volatile="true">
      <number:number number:decimal-places="4" number:min-decimal-places="4" number:min-integer-digits="1" number:grouping="true"/>
    </number:number-style>
    <number:number-style style:name="N180P1" style:volatile="true">
      <number:text>-</number:text>
      <number:number number:decimal-places="4" number:min-decimal-places="4" number:min-integer-digits="1" number:grouping="true"/>
    </number:number-style>
    <number:number-style style:name="N180">
      <number:text>-</number:text>
      <style:map style:condition="value()&gt;0" style:apply-style-name="N180P0"/>
      <style:map style:condition="value()&lt;0" style:apply-style-name="N180P1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-</number:text>
      <number:number number:decimal-places="0" number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34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fill-character> </number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281P0" style:volatile="true"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281P1" style:volatile="true"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281P2" style:volatile="true">
      <number:fill-character> </number:fill-character>
      <number:text>-      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154">
      <number:number number:decimal-places="1" number:min-decimal-places="1" number:min-integer-digits="1"/>
    </number:number-style>
    <number:number-style style:name="N125P0" style:volatile="true">
      <number:number number:decimal-places="5" number:min-decimal-places="5" number:min-integer-digits="1" number:grouping="true"/>
    </number:number-style>
    <number:number-style style:name="N125P1" style:volatile="true">
      <number:text>-</number:text>
      <number:number number:decimal-places="5" number:min-decimal-places="5" number:min-integer-digits="1" number:grouping="true"/>
    </number:number-style>
    <number:number-style style:name="N125">
      <number:text>-</number:text>
      <style:map style:condition="value()&gt;0" style:apply-style-name="N125P0"/>
      <style:map style:condition="value()&lt;0" style:apply-style-name="N125P1"/>
    </number:number-style>
    <number:number-style style:name="N294P0" style:volatile="true"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94P1" style:volatile="true"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94P2" style:volatile="true"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currency-style style:name="N167P0" style:volatile="true">
      <number:number number:decimal-places="2" number:min-decimal-places="2" number:min-integer-digits="1" number:grouping="true"/>
      <number:text> </number:text>
      <number:currency-symbol>kn</number:currency-symbol>
    </number:currency-style>
    <number:currency-style style:name="N16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n</number:currency-symbol>
      <style:map style:condition="value()&gt;=0" style:apply-style-name="N167P0"/>
    </number:currency-style>
    <number:number-style style:name="N226P0" style:volatile="true">
      <number:number number:decimal-places="0" number:min-decimal-places="0" number:min-integer-digits="1" number:grouping="true"/>
      <number:text> </number:text>
    </number:number-style>
    <number:number-style style:name="N22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26P2" style:volatile="true">
      <number:text>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138P0" style:volatile="true">
      <number:number number:decimal-places="0" number:min-decimal-places="0" number:min-integer-digits="1" number:grouping="true"/>
      <number:text>       </number:text>
    </number:number-style>
    <number:number-style style:name="N13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38P2" style:volatile="true">
      <number:text>-  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97P0" style:volatile="true">
      <number:text>+</number:text>
      <number:number number:decimal-places="0" number:min-decimal-places="0" number:min-integer-digits="1" number:grouping="true"/>
    </number:number-style>
    <number:number-style style:name="N197P1" style:volatile="true">
      <number:text>-</number:text>
      <number:number number:decimal-places="0" number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5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257P0" style:volatile="true">
      <number:number number:decimal-places="2" number:min-decimal-places="2" number:min-integer-digits="1" number:grouping="true"/>
      <number:text> kn</number:text>
    </number:number-style>
    <number:number-style style:name="N257"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257P0"/>
    </number:number-style>
    <number:number-style style:name="N130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$</number:text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$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269P0" style:volatile="true">
      <number:number number:decimal-places="2" number:min-decimal-places="2" number:min-integer-digits="1" number:grouping="true"/>
      <number:text> </number:text>
    </number:number-style>
    <number:number-style style:name="N26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69P2" style:volatile="true">
      <number:text>-</number:text>
      <number:number number:decimal-places="0" number:min-decimal-places="0" number:min-integer-digits="0"/>
      <number:text>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142P0" style:volatile="true">
      <number:number number:decimal-places="2" number:min-decimal-places="2" number:min-integer-digits="1" number:grouping="true"/>
      <number:text> kn </number:text>
    </number:number-style>
    <number:number-style style:name="N142P1" style:volatile="true">
      <number:text>-</number:text>
      <number:number number:decimal-places="2" number:min-decimal-places="2" number:min-integer-digits="1" number:grouping="true"/>
      <number:text> kn </number:text>
    </number:number-style>
    <number:number-style style:name="N142P2" style:volatile="true">
      <number:text>-</number:text>
      <number:number number:decimal-places="0" number:min-decimal-places="0" number:min-integer-digits="0"/>
      <number:text> kn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8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2P0" style:volatile="true">
      <number:number number:decimal-places="0" number:min-decimal-places="0" number:min-integer-digits="1" number:grouping="true"/>
      <number:text> </number:text>
    </number:number-style>
    <number:number-style style:name="N19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92P2" style:volatile="true">
      <number:text> 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94P0"/>
    </number:number-style>
    <number:number-style style:name="N19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0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00P1" style:volatile="true"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20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0" number:min-decimal-places="0" number:min-integer-digits="1" number:grouping="true"/>
      <number:text> </number:text>
    </number:number-style>
    <number:number-style style:name="N20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02P2" style:volatile="true">
      <number:text> -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4P1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number number:decimal-places="0" number:min-decimal-places="0" number:min-integer-digits="1" number:grouping="true"/>
      <number:text> KM </number:text>
    </number:number-style>
    <number:number-style style:name="N206P1" style:volatile="true">
      <number:text>-</number:text>
      <number:number number:decimal-places="0" number:min-decimal-places="0" number:min-integer-digits="1" number:grouping="true"/>
      <number:text> KM </number:text>
    </number:number-style>
    <number:number-style style:name="N206P2" style:volatile="true">
      <number:text> - KM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decimal-places="2" number:min-integer-digits="1" number:grouping="true"/>
      <number:text> kn</number:text>
    </number:number-style>
    <number:number-style style:name="N210">
      <style:text-properties fo:color="#ff0000"/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210P0"/>
    </number:number-style>
    <number:number-style style:name="N211">
      <number:number number:decimal-places="8" number:min-decimal-places="8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-</number:text>
      <number:number number:decimal-places="0" number:min-decimal-places="0" number:min-integer-digits="0"/>
      <number:text>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number number:decimal-places="2" number:min-decimal-places="2" number:min-integer-digits="1" number:grouping="true"/>
      <number:text> </number:text>
    </number:number-style>
    <number:number-style style:name="N2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17P2" style:volatile="true">
      <number:text>-</number:text>
      <number:number number:decimal-places="0" number:min-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number number:decimal-places="0" number:min-decimal-places="0" number:min-integer-digits="1"/>
      <number:text> </number:text>
    </number:number-style>
    <number:number-style style:name="N219">
      <number:text>-</number:text>
      <number:number number:decimal-places="0" number:min-decimal-places="0" number:min-integer-digits="1"/>
      <number:text> </number:text>
      <style:map style:condition="value()&gt;=0" style:apply-style-name="N219P0"/>
    </number:number-style>
    <number:number-style style:name="N220P0" style:volatile="true">
      <number:number number:decimal-places="0" number:min-decimal-places="0" number:min-integer-digits="1" number:grouping="true"/>
      <number:text> </number:text>
    </number:number-style>
    <number:number-style style:name="N2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220P2" style:volatile="true">
      <number:text>-</number:text>
      <number:number number:decimal-places="0" number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5">
      <number:number number:decimal-places="4" number:min-decimal-places="4" number:min-integer-digits="1"/>
    </number:number-style>
    <number:percentage-style style:name="N230">
      <number:number number:decimal-places="2" number:min-decimal-places="2" number:min-integer-digits="1"/>
      <number:text>%</number:text>
    </number:percentage-style>
    <number:number-style style:name="N23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3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32P2" style:volatile="true">
      <number:text> $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number number:decimal-places="1" number:min-decimal-places="1" number:min-integer-digits="1" number:grouping="true"/>
      <number:text> </number:text>
    </number:number-style>
    <number:number-style style:name="N235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235P2" style:volatile="true">
      <number:text>-</number:text>
      <number:number number:decimal-places="0" number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style:style style:name="Default" style:family="table-cell">
      <style:table-cell-properties fo:padding="0.071cm" style:rotation-align="none"/>
      <style:text-properties style:font-name="Arial1" fo:font-family="Arial" style:font-family-generic="swiss" style:font-name-asian="Microsoft YaHei" style:font-family-asian="'Microsoft YaHei'" style:font-family-generic-asian="system" style:font-pitch-asian="variable" style:font-name-complex="Arial1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Bilješka" style:family="table-cell" style:parent-style-name="Default">
      <style:table-cell-properties fo:background-color="#ffffcc" style:diagonal-bl-tr="none" style:diagonal-tl-br="none" fo:border="0.2pt solid #c0c0c0" fo:padding="0.071cm" style:rotation-align="non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Bilješka_20_2" style:display-name="Bilješka 2" style:family="table-cell" style:parent-style-name="Default">
      <style:table-cell-properties fo:background-color="#ffffcc" style:diagonal-bl-tr="none" style:diagonal-tl-br="none" fo:border="0.2pt solid #c0c0c0" fo:padding="0.071cm" style:rotation-align="non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omma_20_2" style:display-name="Comma 2" style:family="table-cell" style:parent-style-name="Default" style:data-style-name="N109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omma_20_2_20_2" style:display-name="Comma 2 2" style:family="table-cell" style:parent-style-name="Default" style:data-style-name="N109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omma_20_3" style:display-name="Comma 3" style:family="table-cell" style:parent-style-name="Default" style:data-style-name="N109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omma_20_4" style:display-name="Comma 4" style:family="table-cell" style:parent-style-name="Default" style:data-style-name="N109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Dobro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zlaz" style:family="table-cell" style:parent-style-name="Default">
      <style:table-cell-properties fo:background-color="#c0c0c0" style:diagonal-bl-tr="none" style:diagonal-tl-br="none" fo:border="0.2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aslov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Tekst_20_upozorenja" style:display-name="Tekst upozorenja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0.9cm" fo:margin-bottom="0.499cm" fo:margin-left="0cm" fo:margin-right="0cm" style:first-page-number="17" style:scale-to="6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4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, <text:title>???</text:title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6:10:46.1732529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DE" style:display-name="PageStyle_COD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CRITERIA1" style:display-name="PageStyle_CRITERIA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udžeta_20_K_20_Sa_20_2013_20_str_20_17-210" style:display-name="PageStyle_Budžeta K Sa 2013 str 17-210" style:page-layout-name="Mpm5">
      <style:header style:display="false"/>
      <style:header-left style:display="false"/>
      <style:header-first style:display="false"/>
      <style:footer>
        <style:region-right>
          <text:p><text:span text:style-name="MT2"><text:page-number>1</text:page-number></text:span></text:p>
        </style:region-right>
      </style:footer>
      <style:footer-left style:display="false">
        <style:region-right>
          <text:p><text:span text:style-name="MT2"><text:page-number>1</text:page-number>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1-11T19:39:27.974000000</meta:creation-date>
    <meta:editing-cycles>1</meta:editing-cycles>
    <meta:editing-duration>P0D</meta:editing-duration>
    <meta:generator>LibreOfficeDev/7.4.0.0.alpha0$Linux_X86_64 LibreOffice_project/bd94e9dfd0a4c67266e21baa9ec10a56850d093f</meta:generator>
    <meta:document-statistic meta:table-count="2" meta:cell-count="14" meta:object-count="0"/>
  </office:meta>
</office:document-meta>
</file>

<file path=Basic/Standard/Sheet10 (copy1).xml><?xml version="1.0" encoding="utf-8"?>
<!DOCTYPE module  PUBLIC '-//OpenOffice.org//DTD OfficeDocument 1.0//EN'  'module.dtd'>
<script:module xmlns:script="http://openoffice.org/2000/script" script:name="Sheet10 (copy1)" script:language="StarBasic" script:moduleType="normal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0 (copy1)"/>
</library:library>
</file>

<file path=Basic/VBAProject/CODE.xml><?xml version="1.0" encoding="utf-8"?>
<!DOCTYPE module  PUBLIC '-//OpenOffice.org//DTD OfficeDocument 1.0//EN'  'module.dtd'>
<script:module xmlns:script="http://openoffice.org/2000/script" script:name="CODE" script:language="StarBasic" script:moduleType="normal">
</script:module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
</script:module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
</script:module>
</file>

<file path=Basic/VBAProject/Sheet1 (CODE).xml><?xml version="1.0" encoding="utf-8"?>
<!DOCTYPE module  PUBLIC '-//OpenOffice.org//DTD OfficeDocument 1.0//EN'  'module.dtd'>
<script:module xmlns:script="http://openoffice.org/2000/script" script:name="Sheet1 (CODE)" script:language="StarBasic" script:moduleType="normal">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CODE"/>
  <library:element library:name="Module1"/>
  <library:element library:name="Module2"/>
  <library:element library:name="Sheet1"/>
  <library:element library:name="ThisWorkbook"/>
  <library:element library:name="Sheet1 (CODE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VBAProject" library:link="false"/>
  <library:library library:name="Standard" library:link="false"/>
</library:libraries>
</file>